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09c" officeooo:paragraph-rsid="0008b09c"/>
    </style:style>
    <style:style style:name="P2" style:family="paragraph" style:parent-style-name="Standard">
      <style:text-properties officeooo:rsid="0008b09c" officeooo:paragraph-rsid="000ac320"/>
    </style:style>
    <style:style style:name="P3" style:family="paragraph" style:parent-style-name="Standard">
      <style:text-properties officeooo:paragraph-rsid="0008b09c"/>
    </style:style>
    <style:style style:name="T1" style:family="text">
      <style:text-properties fo:language="es" fo:country="CO"/>
    </style:style>
    <style:style style:name="T2" style:family="text">
      <style:text-properties fo:language="es" fo:country="CO" officeooo:rsid="0008b09c"/>
    </style:style>
    <style:style style:name="T3" style:family="text">
      <style:text-properties fo:language="es" fo:country="CO" officeooo:rsid="000a0ef5"/>
    </style:style>
    <style:style style:name="T4" style:family="text">
      <style:text-properties fo:language="es" fo:country="CO" officeooo:rsid="000ac3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: Salario Profesor</text:p>
      <text:p text:style-name="P1"/>
      <text:p text:style-name="P1">Se necesita calcular el salario del profeso<text:span text:style-name="T1">r, para esto las entradas son:</text:span></text:p>
      <text:p text:style-name="P1"><text:span text:style-name="T1">- Horas trabajadas</text:span></text:p>
      <text:p text:style-name="P1"><text:span text:style-name="T1">- Valor Hora</text:span></text:p>
      <text:p text:style-name="P1"><text:span text:style-name="T1">- Promedio de numero de estudiantes</text:span></text:p>
      <text:p text:style-name="P1"><text:span text:style-name="T1"/></text:p>
      <text:p text:style-name="P1"><text:span text:style-name="T1">Tenga en cuenta que se le paga 7.5 horas como formador y el resto como tutor. Como tutor la hora vale la mitad del valor hora como formador, que es la que se ingresa al inicio. Y por cada estudiante se le paga adicional un 1% del valor hora </text:span><text:span text:style-name="T3">como formador</text:span><text:span text:style-name="T1">.</text:span></text:p>
      <text:p text:style-name="P1"><text:span text:style-name="T1"/></text:p>
      <text:p text:style-name="P1"><text:span text:style-name="T1">Los descuentos que tienes son:</text:span></text:p>
      <text:p text:style-name="P1"><text:span text:style-name="T1">- 4% por usar WEBEX </text:span><text:span text:style-name="T4">del salario bruto</text:span></text:p>
      <text:p text:style-name="P2"><text:span text:style-name="T1">- 4% por usar el LMS <text:s text:c="2"/></text:span><text:span text:style-name="T4">del salario bruto</text:span></text:p>
      <text:p text:style-name="P2"><text:span text:style-name="T1">- 0% por usar los foros <text:s/></text:span><text:span text:style-name="T4">del salario bruto</text:span></text:p>
      <text:p text:style-name="P1"><text:span text:style-name="T1"/></text:p>
      <text:p text:style-name="P1"><text:span text:style-name="T1">Los aprovisionamientos que tiene son solo:</text:span></text:p>
      <text:p text:style-name="P1"><text:span text:style-name="T1">- Salud : 4%</text:span></text:p>
      <text:p text:style-name="P1"><text:span text:style-name="T1">- Pension: 4%</text:span></text:p>
      <text:p text:style-name="P1"><text:span text:style-name="T1"/></text:p>
      <text:p text:style-name="P3"><text:span text:style-name="T2">El sueldo bruto es el total de horas trabajadas por el valor </text:span><text:span text:style-name="T3">más el valor por cada estudiante</text:span><text:span text:style-name="T2">. El sueldo neto sueldo bruto menos los descuentos. </text:span></text:p>
      <text:p text:style-name="P3"><text:span text:style-name="T2"/></text:p>
      <text:p text:style-name="P3"><text:span text:style-name="T2">Debe realizar una función por cada salida, las cuales son:</text:span></text:p>
      <text:p text:style-name="P3"><text:span text:style-name="T2">- Pago Horas Formador</text:span></text:p>
      <text:p text:style-name="P3"><text:span text:style-name="T2">- Pago Horas Tutor</text:span></text:p>
      <text:p text:style-name="P3"><text:span text:style-name="T2">- Sueldo Bruto</text:span></text:p>
      <text:p text:style-name="P3"><text:span text:style-name="T2">- Descuentos</text:span></text:p>
      <text:p text:style-name="P3"><text:span text:style-name="T2">- Sueldo Neto</text:span></text:p>
      <text:p text:style-name="P3"><text:span text:style-name="T2">- Todos los aprovisionamientos:</text:span></text:p>
      <text:p text:style-name="P3"><text:span text:style-name="T2"><text:s text:c="2"/>- Aprov de Salud </text:span></text:p>
      <text:p text:style-name="P3"><text:span text:style-name="T2"><text:s text:c="2"/>- Aprov de Pens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08:32:43.067103008</meta:creation-date>
    <dc:date>2021-06-11T09:53:32.407197901</dc:date>
    <meta:editing-duration>PT1H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187" meta:character-count="986" meta:non-whitespace-character-count="813"/>
  </office:meta>
</office:document-meta>
</file>